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Calibri" svg:font-family="Calibri" style:font-family-generic="roman" style:font-pitch="variable"/>
    <style:font-face style:name="Cambria,Bold" svg:font-family="'Cambria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Calibri2" svg:font-family="Calibri" style:font-family-generic="system" style:font-pitch="variable"/>
    <style:font-face style:name="Cambria,Bold1" svg:font-family="'Cambria,Bold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376cm" fo:margin-left="-0.123cm" table:align="left" style:writing-mode="lr-tb"/>
    </style:style>
    <style:style style:name="Tabela1.A" style:family="table-column">
      <style:table-column-properties style:column-width="6.623cm"/>
    </style:style>
    <style:style style:name="Tabela1.B" style:family="table-column">
      <style:table-column-properties style:column-width="8.751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size="6pt" fo:font-weight="bold" style:font-size-asian="6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variant="small-caps" fo:font-size="14pt" style:font-size-asian="14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fo:font-size="26pt" style:font-size-asian="26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6pt" style:font-size-asian="16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text-properties fo:color="#000000" style:font-name="Calibri" fo:font-size="12pt" style:font-size-asian="12pt" style:font-name-complex="Calibri2" style:font-size-complex="12pt"/>
    </style:style>
    <style:style style:name="P12" style:family="paragraph" style:parent-style-name="Standard">
      <style:text-properties fo:color="#000000" style:font-name="Calibri1" fo:font-size="12pt" style:font-size-asian="12pt" style:font-size-complex="12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border-line-width-top="0.002cm 0.035cm 0.002cm" fo:padding-left="0cm" fo:padding-right="0cm" fo:padding-top="0.035cm" fo:padding-bottom="0cm" fo:border-left="none" fo:border-right="none" fo:border-top="0.039cm double #00000a" fo:border-bottom="none"/>
    </style:style>
    <style:style style:name="P15" style:family="paragraph" style:parent-style-name="Standard">
      <style:paragraph-properties fo:margin-top="0cm" fo:margin-bottom="0.212cm" fo:text-align="justify" style:justify-single-word="false"/>
    </style:style>
    <style:style style:name="P16" style:family="paragraph" style:parent-style-name="Standard">
      <style:paragraph-properties fo:margin-top="0cm" fo:margin-bottom="0.212cm" fo:text-align="justify" style:justify-single-word="false"/>
      <style:text-properties fo:font-variant="small-caps" fo:font-size="16pt" style:font-size-asian="16pt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Heading_20_3">
      <style:paragraph-properties fo:margin-top="0cm" fo:margin-bottom="0cm"/>
    </style:style>
    <style:style style:name="P20" style:family="paragraph" style:parent-style-name="Heading_20_3">
      <style:paragraph-properties fo:margin-top="0cm" fo:margin-bottom="0cm"/>
      <style:text-properties fo:font-size="6pt" style:font-size-asian="6pt"/>
    </style:style>
    <style:style style:name="T1" style:family="text">
      <style:text-properties fo:font-variant="small-caps" fo:font-size="20pt" fo:font-weight="bold" style:font-size-asian="20pt" style:font-weight-asian="bold"/>
    </style:style>
    <style:style style:name="T2" style:family="text">
      <style:text-properties fo:font-variant="small-caps" fo:font-size="16pt" style:font-size-asian="16pt"/>
    </style:style>
    <style:style style:name="T3" style:family="text">
      <style:text-properties fo:font-size="24pt" style:font-size-asian="24pt"/>
    </style:style>
    <style:style style:name="T4" style:family="text">
      <style:text-properties fo:font-size="14pt" style:font-size-asian="14pt"/>
    </style:style>
    <style:style style:name="T5" style:family="text">
      <style:text-properties fo:color="#000000" style:font-name="Cambria,Bold" fo:font-size="16pt" fo:font-weight="bold" style:font-size-asian="16pt" style:font-weight-asian="bold" style:font-name-complex="Cambria,Bold1" style:font-size-complex="16pt" style:font-weight-complex="bold"/>
    </style:style>
    <style:style style:name="T6" style:family="text">
      <style:text-properties fo:color="#000000" style:font-name="Cambria,Bold" fo:font-weight="bold" style:font-weight-asian="bold" style:font-name-complex="Cambria,Bold1" style:font-weight-complex="bold"/>
    </style:style>
    <style:style style:name="T7" style:family="text">
      <style:text-properties fo:color="#000000" style:font-name="Calibri" fo:font-size="12pt" style:font-size-asian="12pt" style:font-name-complex="Calibri2" style:font-size-complex="12pt"/>
    </style:style>
    <style:style style:name="T8" style:family="text">
      <style:text-properties fo:color="#000000" style:text-outline="false" style:text-line-through-style="none" style:font-name="Trebuchet MS" fo:font-size="12pt" fo:font-style="normal" fo:text-shadow="none" style:text-underline-style="none" fo:font-weight="normal" style:letter-kerning="true" style:font-name-asian="Trebuchet MS" style:font-size-asian="12pt" style:font-style-asian="normal" style:font-weight-asian="normal" style:font-name-complex="Trebuchet MS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font-style="normal" fo:text-shadow="none" style:text-underline-style="none" fo:font-weight="normal" style:letter-kerning="true" style:font-name-asian="Trebuchet MS" style:font-size-asian="12pt" style:font-style-asian="normal" style:font-weight-asian="normal" style:font-name-complex="Trebuchet MS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Trebuchet MS" style:font-style-asian="normal" style:font-weight-asian="normal" style:font-name-complex="Trebuchet MS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fo:font-size="12pt" style:font-size-asian="12pt" style:font-name-complex="Calibri2" style:font-size-complex="12pt"/>
    </style:style>
    <style:style style:name="T12" style:family="text">
      <style:text-properties fo:color="#000000" style:font-name-complex="Calibri2"/>
    </style:style>
    <style:style style:name="T13" style:family="text">
      <style:text-properties style:font-name-complex="Calibri2"/>
    </style:style>
    <style:style style:name="T14" style:family="text">
      <style:text-properties fo:color="#0000ff" style:font-name="Calibri" fo:font-size="12pt" style:font-size-asian="12pt" style:font-name-complex="Calibri2" style:font-size-complex="12pt"/>
    </style:style>
    <style:style style:name="T15" style:family="text">
      <style:text-properties fo:color="#0000ff" fo:font-size="12pt" style:font-size-asian="12pt" style:font-name-complex="Calibri2" style:font-size-complex="12pt"/>
    </style:style>
    <style:style style:name="T16" style:family="text">
      <style:text-properties fo:color="#0000ff" style:font-name-complex="Calibri2"/>
    </style:style>
    <style:style style:name="T17" style:family="text">
      <style:text-properties style:text-outline="false" style:text-line-through-style="none" fo:font-style="normal" fo:text-shadow="none" style:text-underline-style="none" fo:font-weight="normal" style:letter-kerning="true" style:font-name-asian="Trebuchet MS" style:font-style-asian="normal" style:font-weight-asian="normal" style:font-name-complex="Trebuchet MS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fo:font-style="italic" fo:text-shadow="none" style:text-underline-style="none" fo:font-weight="normal" style:letter-kerning="true" style:font-name-asian="Trebuchet MS" style:font-style-asian="italic" style:font-weight-asian="normal" style:font-name-complex="Trebuchet MS" style:font-style-complex="italic" style:font-weight-complex="normal" style:text-emphasize="none" style:text-overline-style="none" style:text-overline-color="font-color"/>
    </style:style>
    <style:style style:name="T19" style:family="text">
      <style:text-properties fo:font-style="italic" style:font-style-asian="italic" style:font-name-complex="Calibri2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Politechnika Wrocławska</text:span></text:p>
      <text:p text:style-name="P1"><text:span text:style-name="T1">Wydział Elektroniki</text:span></text:p>
      <text:p text:style-name="P2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pan text:style-name="T3">LABORATORIUM<text:line-break/>Z ROZPROSZONYCH I OBIEKTOWYCH SYSTEMÓW BAZ DANYCH</text:span></text:h>
      <text:p text:style-name="P7"/>
      <text:p text:style-name="P3"/>
      <text:p text:style-name="P3"/>
      <text:p text:style-name="Text_20_body">Mechanizm replikacji<text:line-break/>w środowisku Oracle - </text:p>
      <text:p text:style-name="Text_20_body">wyszukiwarka obrazów</text:p>
      <text:p text:style-name="P5"/>
      <text:p text:style-name="P5"/>
      <text:p text:style-name="P5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5"><text:span text:style-name="T2">Autorzy:</text:span></text:p>
            <text:p text:style-name="Standard">Michał Czapowski 181225</text:p>
            <text:p text:style-name="Standard">Grzegorz Grzegorczyk 181121</text:p>
          </table:table-cell>
          <table:table-cell table:style-name="Tabela1.A1" office:value-type="string">
            <text:p text:style-name="P15"><text:span text:style-name="T2">Prowadzący zajęcia:</text:span></text:p>
            <text:p text:style-name="P8"><text:span text:style-name="T4">Dr inż. Robert Wójcik, W4/I-6</text:span></text:p>
            <text:p text:style-name="P9"/>
            <text:p text:style-name="P16"/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8"><text:span text:style-name="T2">Ocena pracy:</text:span></text:p>
            <text:p text:style-name="P6"/>
            <text:p text:style-name="P6"/>
            <text:p text:style-name="P10"/>
            <text:p text:style-name="P10"/>
          </table:table-cell>
        </table:table-row>
      </table:table>
      <text:p text:style-name="P5"/>
      <text:h text:style-name="P20" text:outline-level="3"/>
      <text:h text:style-name="P19" text:outline-level="3">Wrocław 2013</text:h>
      <text:p text:style-name="P17"><text:span text:style-name="T5">Spis treści</text:span></text:p>
      <text:p text:style-name="P13"><text:span text:style-name="T6"/></text:p>
      <text:p text:style-name="P12"><text:span text:style-name="T13">Spis rysunków</text:span></text:p>
      <text:p text:style-name="P12"><text:span text:style-name="T13">Spis tabel </text:span></text:p>
      <text:p text:style-name="P12"><text:span text:style-name="T13"/></text:p>
      <text:p text:style-name="P12"><text:span text:style-name="T13">1. Wstęp</text:span></text:p>
      <text:p text:style-name="P12"><text:span text:style-name="T13"/></text:p>
      <text:p text:style-name="P12"><text:span text:style-name="T13">2. Cel i zakres pracy</text:span></text:p>
      <text:p text:style-name="P12"><text:span text:style-name="T13">2.1 Cel projektu</text:span></text:p>
      <text:p text:style-name="P12"><text:span text:style-name="T13">2.2 Diagram przypadków użycia</text:span></text:p>
      <text:p text:style-name="P12"><text:span text:style-name="T13">2.3 Model systemu</text:span></text:p>
      <text:p text:style-name="P12"><text:span text:style-name="T13">2.4 Wykorzystywane technologie i narzędzia</text:span></text:p>
      <text:p text:style-name="P12"><text:span text:style-name="T13">2.5 Wykres Ganta i postępy wykonywanej pracy</text:span></text:p>
      <text:p text:style-name="P12"><text:span text:style-name="T13"/></text:p>
      <text:p text:style-name="P12"><text:span text:style-name="T13">3. Replikacja w systemie baz danych </text:span><text:span text:style-name="T19">Oracle </text:span></text:p>
      <text:p text:style-name="P12"><text:span text:style-name="T13">3.1 Pojęcia i rodzaje replikacji</text:span></text:p>
      <text:p text:style-name="P12"><text:span text:style-name="T13">3.2 Replikacja migawkowa</text:span></text:p>
      <text:p text:style-name="P12"><text:span text:style-name="T13">3.3 Pojęcia i rodzaje fragmentacji</text:span></text:p>
      <text:p text:style-name="P12"><text:span text:style-name="T13">3.4 Fragmentacja pozioma</text:span></text:p>
      <text:p text:style-name="P12"><text:span text:style-name="T13">3.5 Model replikacji</text:span></text:p>
      <text:p text:style-name="P12"><text:span text:style-name="T13"/></text:p>
      <text:p text:style-name="P12"><text:span text:style-name="T13">4. Konfiguracja środowiska i systemu</text:span></text:p>
      <text:p text:style-name="P12"><text:span text:style-name="T13">4.1 Instalacja </text:span><text:span text:style-name="T19">VirtualBox</text:span><text:span text:style-name="T13"> w systemie </text:span><text:span text:style-name="T19">Windows</text:span></text:p>
      <text:p text:style-name="P12"><text:span text:style-name="T13">4.2 Instalacja Linux Oracle</text:span></text:p>
      <text:p text:style-name="P12"><text:span text:style-name="T13">4.3 Instalacja </text:span><text:span text:style-name="T19">Oracle Database</text:span></text:p>
      <text:p text:style-name="P12"><text:span text:style-name="T13">4.4 Konfiguracja połączenia sieciowego</text:span></text:p>
      <text:p text:style-name="P12"><text:span text:style-name="T13"/></text:p>
      <text:p text:style-name="P12"><text:span text:style-name="T13">5. Przygotowanie bazy danych</text:span></text:p>
      <text:p text:style-name="P12"><text:span text:style-name="T13">5.1 Model bazy danych</text:span></text:p>
      <text:p text:style-name="P12"><text:span text:style-name="T13">5.2 Tworzenie bazy danych</text:span></text:p>
      <text:p text:style-name="P12"><text:span text:style-name="T13"/></text:p>
      <text:p text:style-name="P12"><text:span text:style-name="T13">6. Konfiguracja rozproszonej bazy danych</text:span></text:p>
      <text:p text:style-name="P12"><text:span text:style-name="T13">6.1 </text:span><text:span text:style-name="T17">Konfiguracja </text:span><text:span text:style-name="T18">Local Net Service Name</text:span></text:p>
      <text:p text:style-name="P12"><text:span text:style-name="T13">6.2 Stworzenie dziennika zdarzeń</text:span></text:p>
      <text:p text:style-name="P12"><text:span text:style-name="T13">6.3 Tworzenie migawki </text:span></text:p>
      <text:p text:style-name="P12"><text:span text:style-name="T13"/></text:p>
      <text:p text:style-name="P12"><text:span text:style-name="T13">7. Projekt i implementacja aplikacji</text:span></text:p>
      <text:p text:style-name="P12"><text:span text:style-name="T13">7.1 Model aplikacji</text:span></text:p>
      <text:p text:style-name="P12"><text:span text:style-name="T13">7.2 Instalacja i przygotowanie środowiska programistycznego</text:span></text:p>
      <text:p text:style-name="P12"><text:span text:style-name="T13">7.3 Implantacja połączenia z rozproszoną bazą danych</text:span></text:p>
      <text:p text:style-name="P12"><text:span text:style-name="T13"/></text:p>
      <text:p text:style-name="P12"><text:span text:style-name="T13">8. Instrukcja obsługi aplikacji</text:span></text:p>
      <text:p text:style-name="P12"><text:span text:style-name="T13">8.1 Przygotowanie środowiska Windows</text:span></text:p>
      <text:p text:style-name="P12"><text:span text:style-name="T13">8.2 Przygotowanie środowiska Linux</text:span></text:p>
      <text:p text:style-name="P12"><text:span text:style-name="T13">8.3 Obsługa programu</text:span></text:p>
      <text:p text:style-name="P12"><text:span text:style-name="T13"/></text:p>
      <text:p text:style-name="P12"><text:span text:style-name="T13">9. Podsumowanie </text:span></text:p>
      <text:p text:style-name="P12"><text:span text:style-name="T13"/></text:p>
      <text:p text:style-name="P12"><text:span text:style-name="T13">Literat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Calibri" svg:font-family="Calibri" style:font-family-generic="roman" style:font-pitch="variable"/>
    <style:font-face style:name="Cambria,Bold" svg:font-family="'Cambria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Calibri2" svg:font-family="Calibri" style:font-family-generic="system" style:font-pitch="variable"/>
    <style:font-face style:name="Cambria,Bold1" svg:font-family="'Cambria,Bold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l" fo:country="PL" style:letter-kerning="tru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20pt" fo:font-weight="bold" style:font-size-asian="20pt" style:font-weight-asian="bold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justify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cm" fo:text-align="center" style:justify-single-word="false" style:border-line-width-top="0.002cm 0.035cm 0.002cm" fo:padding-left="0cm" fo:padding-right="0cm" fo:padding-top="0.035cm" fo:padding-bottom="0cm" fo:border-left="none" fo:border-right="none" fo:border-top="0.039cm double #00000a" fo:border-bottom="non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2pt" style:font-size-asian="12pt"/>
    </style:style>
    <style:style style:name="Domy_3f_lnie" style:display-name="Domy?lni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8pt" fo:font-style="normal" fo:text-shadow="none" style:text-underline-style="none" fo:font-weight="normal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/>
    <style:style style:name="Wci_3f_cie_20_pierwszego_20_wiersza" style:display-name="Wci?cie pierwszego wiersza" style:family="paragraph" style:parent-style-name="Domy_3f_lnie">
      <style:paragraph-properties fo:margin="100%"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omy_3f_lnie_7e_LT_7e_Gliederung_20_4" style:display-name="Domy?lnie~LT~Gliederung 4" style:family="paragraph" style:parent-style-name="Domy_3f_lnie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omy_3f_lnie_7e_LT_7e_Gliederung_20_5" style:display-name="Domy?lnie~LT~Gliederung 5" style:family="paragraph" style:parent-style-name="Domy_3f_lnie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omy_3f_lnie_7e_LT_7e_Hintergrund" style:display-name="Domy?lnie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Podtytu_3f_" style:display-name="Podtytu?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fo:text-align="center" style:justify-single-word="false" style:text-autospace="none"/>
    </style:style>
    <style:style style:name="Notatki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Konspekt_20_3" style:display-name="Konspekt 3" style:family="paragraph" style:parent-style-name="Konspekt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Konspekt_20_4" style:display-name="Konspekt 4" style:family="paragraph" style:parent-style-name="Konspekt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Konspekt_20_5" style:display-name="Konspekt 5" style:family="paragraph" style:parent-style-name="Konspekt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Tytu_3f_1_7e_LT_7e_Gliederung_20_1" style:display-name="Tytu?1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1_7e_LT_7e_Gliederung_20_2" style:display-name="Tytu?1~LT~Gliederung 2" style:family="paragraph" style:parent-style-name="Tytu_3f_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1_7e_LT_7e_Gliederung_20_3" style:display-name="Tytu?1~LT~Gliederung 3" style:family="paragraph" style:parent-style-name="Tytu_3f_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1_7e_LT_7e_Gliederung_20_4" style:display-name="Tytu?1~LT~Gliederung 4" style:family="paragraph" style:parent-style-name="Tytu_3f_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1_7e_LT_7e_Gliederung_20_5" style:display-name="Tytu?1~LT~Gliederung 5" style:family="paragraph" style:parent-style-name="Tytu_3f_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1_7e_LT_7e_Gliederung_20_6" style:display-name="Tytu?1~LT~Gliederung 6" style:family="paragraph" style:parent-style-name="Tytu_3f_1_7e_LT_7e_Gliederung_20_5"/>
    <style:style style:name="Tytu_3f_1_7e_LT_7e_Gliederung_20_7" style:display-name="Tytu?1~LT~Gliederung 7" style:family="paragraph" style:parent-style-name="Tytu_3f_1_7e_LT_7e_Gliederung_20_6"/>
    <style:style style:name="Tytu_3f_1_7e_LT_7e_Gliederung_20_8" style:display-name="Tytu?1~LT~Gliederung 8" style:family="paragraph" style:parent-style-name="Tytu_3f_1_7e_LT_7e_Gliederung_20_7"/>
    <style:style style:name="Tytu_3f_1_7e_LT_7e_Gliederung_20_9" style:display-name="Tytu?1~LT~Gliederung 9" style:family="paragraph" style:parent-style-name="Tytu_3f_1_7e_LT_7e_Gliederung_20_8"/>
    <style:style style:name="Tytu_3f_1_7e_LT_7e_Titel" style:display-name="Tytu?1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ytu_3f_1_7e_LT_7e_Untertitel" style:display-name="Tytu?1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1_7e_LT_7e_Notizen" style:display-name="Tytu?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1_7e_LT_7e_Hintergrundobjekte" style:display-name="Tytu?1~LT~Hintergrundobjekte" style:family="paragraph">
      <style:paragraph-properties style:text-autospace="none"/>
      <style:text-properties style:letter-kerning="true"/>
    </style:style>
    <style:style style:name="Tytu_3f_1_7e_LT_7e_Hintergrund" style:display-name="Tytu?1~LT~Hintergrund" style:family="paragraph">
      <style:paragraph-properties fo:text-align="center" style:justify-single-word="false" style:text-autospace="none"/>
    </style:style>
    <style:style style:name="Tytu_3f_2_7e_LT_7e_Gliederung_20_1" style:display-name="Tytu?2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2_7e_LT_7e_Gliederung_20_2" style:display-name="Tytu?2~LT~Gliederung 2" style:family="paragraph" style:parent-style-name="Tytu_3f_2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2_7e_LT_7e_Gliederung_20_3" style:display-name="Tytu?2~LT~Gliederung 3" style:family="paragraph" style:parent-style-name="Tytu_3f_2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2_7e_LT_7e_Gliederung_20_4" style:display-name="Tytu?2~LT~Gliederung 4" style:family="paragraph" style:parent-style-name="Tytu_3f_2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2_7e_LT_7e_Gliederung_20_5" style:display-name="Tytu?2~LT~Gliederung 5" style:family="paragraph" style:parent-style-name="Tytu_3f_2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2_7e_LT_7e_Gliederung_20_6" style:display-name="Tytu?2~LT~Gliederung 6" style:family="paragraph" style:parent-style-name="Tytu_3f_2_7e_LT_7e_Gliederung_20_5"/>
    <style:style style:name="Tytu_3f_2_7e_LT_7e_Gliederung_20_7" style:display-name="Tytu?2~LT~Gliederung 7" style:family="paragraph" style:parent-style-name="Tytu_3f_2_7e_LT_7e_Gliederung_20_6"/>
    <style:style style:name="Tytu_3f_2_7e_LT_7e_Gliederung_20_8" style:display-name="Tytu?2~LT~Gliederung 8" style:family="paragraph" style:parent-style-name="Tytu_3f_2_7e_LT_7e_Gliederung_20_7"/>
    <style:style style:name="Tytu_3f_2_7e_LT_7e_Gliederung_20_9" style:display-name="Tytu?2~LT~Gliederung 9" style:family="paragraph" style:parent-style-name="Tytu_3f_2_7e_LT_7e_Gliederung_20_8"/>
    <style:style style:name="Tytu_3f_2_7e_LT_7e_Titel" style:display-name="Tytu?2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Tytu_3f_2_7e_LT_7e_Untertitel" style:display-name="Tytu?2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2_7e_LT_7e_Notizen" style:display-name="Tytu?2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2_7e_LT_7e_Hintergrundobjekte" style:display-name="Tytu?2~LT~Hintergrundobjekte" style:family="paragraph">
      <style:paragraph-properties style:text-autospace="none"/>
      <style:text-properties style:letter-kerning="true"/>
    </style:style>
    <style:style style:name="Tytu_3f_2_7e_LT_7e_Hintergrund" style:display-name="Tytu?2~LT~Hintergrund" style:family="paragraph">
      <style:paragraph-properties fo:text-align="center" style:justify-single-word="false" style:text-autospace="none"/>
    </style:style>
    <style:style style:name="Tytu_3f_3_7e_LT_7e_Gliederung_20_1" style:display-name="Tytu?3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3_7e_LT_7e_Gliederung_20_2" style:display-name="Tytu?3~LT~Gliederung 2" style:family="paragraph" style:parent-style-name="Tytu_3f_3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3_7e_LT_7e_Gliederung_20_3" style:display-name="Tytu?3~LT~Gliederung 3" style:family="paragraph" style:parent-style-name="Tytu_3f_3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3_7e_LT_7e_Gliederung_20_4" style:display-name="Tytu?3~LT~Gliederung 4" style:family="paragraph" style:parent-style-name="Tytu_3f_3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3_7e_LT_7e_Gliederung_20_5" style:display-name="Tytu?3~LT~Gliederung 5" style:family="paragraph" style:parent-style-name="Tytu_3f_3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3_7e_LT_7e_Gliederung_20_6" style:display-name="Tytu?3~LT~Gliederung 6" style:family="paragraph" style:parent-style-name="Tytu_3f_3_7e_LT_7e_Gliederung_20_5"/>
    <style:style style:name="Tytu_3f_3_7e_LT_7e_Gliederung_20_7" style:display-name="Tytu?3~LT~Gliederung 7" style:family="paragraph" style:parent-style-name="Tytu_3f_3_7e_LT_7e_Gliederung_20_6"/>
    <style:style style:name="Tytu_3f_3_7e_LT_7e_Gliederung_20_8" style:display-name="Tytu?3~LT~Gliederung 8" style:family="paragraph" style:parent-style-name="Tytu_3f_3_7e_LT_7e_Gliederung_20_7"/>
    <style:style style:name="Tytu_3f_3_7e_LT_7e_Gliederung_20_9" style:display-name="Tytu?3~LT~Gliederung 9" style:family="paragraph" style:parent-style-name="Tytu_3f_3_7e_LT_7e_Gliederung_20_8"/>
    <style:style style:name="Tytu_3f_3_7e_LT_7e_Titel" style:display-name="Tytu?3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Tytu_3f_3_7e_LT_7e_Untertitel" style:display-name="Tytu?3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3_7e_LT_7e_Notizen" style:display-name="Tytu?3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3_7e_LT_7e_Hintergrundobjekte" style:display-name="Tytu?3~LT~Hintergrundobjekte" style:family="paragraph">
      <style:paragraph-properties style:text-autospace="none"/>
      <style:text-properties style:letter-kerning="true"/>
    </style:style>
    <style:style style:name="Tytu_3f_3_7e_LT_7e_Hintergrund" style:display-name="Tytu?3~LT~Hintergrund" style:family="paragraph">
      <style:paragraph-properties fo:text-align="center" style:justify-single-word="false" style:text-autospace="non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2.501cm" fo:margin-left="2.501cm" fo:margin-right="2.401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ECHNIKA WROCŁAWSKA</dc:title>
    <meta:initial-creator>Z0402</meta:initial-creator>
    <meta:editing-cycles>10</meta:editing-cycles>
    <meta:print-date>2005-02-24T20:55:00</meta:print-date>
    <meta:creation-date>2013-11-07T18:16:00</meta:creation-date>
    <dc:date>2013-12-18T12:14:15.57</dc:date>
    <meta:editing-duration>PT1H10M10S</meta:editing-duration>
    <meta:generator>OpenOffice.org/3.4.1$Win32 OpenOffice.org_project/341m1$Build-9593</meta:generator>
    <meta:document-statistic meta:table-count="1" meta:image-count="0" meta:object-count="0" meta:page-count="2" meta:paragraph-count="50" meta:word-count="191" meta:character-count="1381"/>
    <meta:user-defined meta:name="AppVersion">12.0000</meta:user-defined>
    <meta:user-defined meta:name="Company">PW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